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46in"/>
    </style:style>
    <style:style style:name="co2" style:family="table-column">
      <style:table-column-properties fo:break-before="auto" style:column-width="3.0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</text:p>
          </table:table-cell>
          <table:table-cell table:formula="of:=CONCATENATE(&quot;'KEY_&quot;;[.A1];&quot;': '&quot;;[.A1];&quot;',&quot;)" office:value-type="string" office:string-value="'KEY_0': '0'," calcext:value-type="string">
            <text:p>'KEY_0': '0',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formula="of:=CONCATENATE(&quot;'KEY_&quot;;[.A2];&quot;': '&quot;;[.A2];&quot;',&quot;)" office:value-type="string" office:string-value="'KEY_1': '1'," calcext:value-type="string">
            <text:p>'KEY_1': '1',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formula="of:=CONCATENATE(&quot;'KEY_&quot;;[.A3];&quot;': '&quot;;[.A3];&quot;',&quot;)" office:value-type="string" office:string-value="'KEY_2': '2'," calcext:value-type="string">
            <text:p>'KEY_2': '2',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formula="of:=CONCATENATE(&quot;'KEY_&quot;;[.A4];&quot;': '&quot;;[.A4];&quot;',&quot;)" office:value-type="string" office:string-value="'KEY_3': '3'," calcext:value-type="string">
            <text:p>'KEY_3': '3',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formula="of:=CONCATENATE(&quot;'KEY_&quot;;[.A5];&quot;': '&quot;;[.A5];&quot;',&quot;)" office:value-type="string" office:string-value="'KEY_4': '4'," calcext:value-type="string">
            <text:p>'KEY_4': '4',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formula="of:=CONCATENATE(&quot;'KEY_&quot;;[.A6];&quot;': '&quot;;[.A6];&quot;',&quot;)" office:value-type="string" office:string-value="'KEY_5': '5'," calcext:value-type="string">
            <text:p>'KEY_5': '5',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formula="of:=CONCATENATE(&quot;'KEY_&quot;;[.A7];&quot;': '&quot;;[.A7];&quot;',&quot;)" office:value-type="string" office:string-value="'KEY_6': '6'," calcext:value-type="string">
            <text:p>'KEY_6': '6',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formula="of:=CONCATENATE(&quot;'KEY_&quot;;[.A8];&quot;': '&quot;;[.A8];&quot;',&quot;)" office:value-type="string" office:string-value="'KEY_7': '7'," calcext:value-type="string">
            <text:p>'KEY_7': '7',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table:formula="of:=CONCATENATE(&quot;'KEY_&quot;;[.A9];&quot;': '&quot;;[.A9];&quot;',&quot;)" office:value-type="string" office:string-value="'KEY_8': '8'," calcext:value-type="string">
            <text:p>'KEY_8': '8',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table:formula="of:=CONCATENATE(&quot;'KEY_&quot;;[.A10];&quot;': '&quot;;[.A10];&quot;',&quot;)" office:value-type="string" office:string-value="'KEY_9': '9'," calcext:value-type="string">
            <text:p>'KEY_9': '9',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table:formula="of:=CONCATENATE(&quot;'KEY_&quot;;[.A11];&quot;': '&quot;;[.A11];&quot;',&quot;)" office:value-type="string" office:string-value="'KEY_LEFT': 'LEFT'," calcext:value-type="string">
            <text:p>'KEY_LEFT': 'LEFT',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formula="of:=CONCATENATE(&quot;'KEY_&quot;;[.A12];&quot;': '&quot;;[.A12];&quot;',&quot;)" office:value-type="string" office:string-value="'KEY_RIGHT': 'RIGHT'," calcext:value-type="string">
            <text:p>'KEY_RIGHT': 'RIGHT',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table:formula="of:=CONCATENATE(&quot;'KEY_&quot;;[.A13];&quot;': '&quot;;[.A13];&quot;',&quot;)" office:value-type="string" office:string-value="'KEY_DOWN': 'DOWN'," calcext:value-type="string">
            <text:p>'KEY_DOWN': 'DOWN',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formula="of:=CONCATENATE(&quot;'KEY_&quot;;[.A14];&quot;': '&quot;;[.A14];&quot;',&quot;)" office:value-type="string" office:string-value="'KEY_UP': 'UP'," calcext:value-type="string">
            <text:p>'KEY_UP': 'UP',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formula="of:=CONCATENATE(&quot;'KEY_&quot;;[.A15];&quot;': '&quot;;[.A15];&quot;',&quot;)" office:value-type="string" office:string-value="'KEY_OK': 'OK'," calcext:value-type="string">
            <text:p>'KEY_OK': 'OK',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NCATENATE(&quot;'KEY_&quot;;[.A16];&quot;': '&quot;;[.A16];&quot;',&quot;)" office:value-type="string" office:string-value="'KEY_POWER': 'POWER'," calcext:value-type="string">
            <text:p>'KEY_POWER': 'POWER',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table:formula="of:=CONCATENATE(&quot;'KEY_&quot;;[.A17];&quot;': '&quot;;[.A17];&quot;',&quot;)" office:value-type="string" office:string-value="'KEY_MENU': 'MENU'," calcext:value-type="string">
            <text:p>'KEY_MENU': 'MENU',</text:p>
          </table:table-cell>
        </table:table-row>
        <table:table-row table:style-name="ro1">
          <table:table-cell office:value-type="string" calcext:value-type="string">
            <text:p>DISPLAYTOGGLE</text:p>
          </table:table-cell>
          <table:table-cell table:formula="of:=CONCATENATE(&quot;'KEY_&quot;;[.A18];&quot;': '&quot;;[.A18];&quot;',&quot;)" office:value-type="string" office:string-value="'KEY_DISPLAYTOGGLE': 'DISPLAYTOGGLE'," calcext:value-type="string">
            <text:p>'KEY_DISPLAYTOGGLE': 'DISPLAYTOGGLE',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table:formula="of:=CONCATENATE(&quot;'KEY_&quot;;[.A19];&quot;': '&quot;;[.A19];&quot;',&quot;)" office:value-type="string" office:string-value="'KEY_TITLE': 'TITLE'," calcext:value-type="string">
            <text:p>'KEY_TITLE': 'TITLE',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table:formula="of:=CONCATENATE(&quot;'KEY_&quot;;[.A20];&quot;': '&quot;;[.A20];&quot;',&quot;)" office:value-type="string" office:string-value="'KEY_SETUP': 'SETUP'," calcext:value-type="string">
            <text:p>'KEY_SETUP': 'SETUP',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table:formula="of:=CONCATENATE(&quot;'KEY_&quot;;[.A21];&quot;': '&quot;;[.A21];&quot;',&quot;)" office:value-type="string" office:string-value="'KEY_PREVIOUS': 'PREVIOUS'," calcext:value-type="string">
            <text:p>'KEY_PREVIOUS': 'PREVIOUS',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table:formula="of:=CONCATENATE(&quot;'KEY_&quot;;[.A22];&quot;': '&quot;;[.A22];&quot;',&quot;)" office:value-type="string" office:string-value="'KEY_NEXT': 'NEXT'," calcext:value-type="string">
            <text:p>'KEY_NEXT': 'NEXT',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table:formula="of:=CONCATENATE(&quot;'KEY_&quot;;[.A23];&quot;': '&quot;;[.A23];&quot;',&quot;)" office:value-type="string" office:string-value="'KEY_PLAY': 'PLAY'," calcext:value-type="string">
            <text:p>'KEY_PLAY': 'PLAY',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table:formula="of:=CONCATENATE(&quot;'KEY_&quot;;[.A24];&quot;': '&quot;;[.A24];&quot;',&quot;)" office:value-type="string" office:string-value="'KEY_STOP': 'STOP'," calcext:value-type="string">
            <text:p>'KEY_STOP': 'STOP',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table:formula="of:=CONCATENATE(&quot;'KEY_&quot;;[.A25];&quot;': '&quot;;[.A25];&quot;',&quot;)" office:value-type="string" office:string-value="'KEY_MUTE': 'MUTE'," calcext:value-type="string">
            <text:p>'KEY_MUTE': 'MUTE',</text:p>
          </table:table-cell>
        </table:table-row>
        <table:table-row table:style-name="ro1">
          <table:table-cell office:value-type="string" calcext:value-type="string">
            <text:p>SUBTITLE</text:p>
          </table:table-cell>
          <table:table-cell table:formula="of:=CONCATENATE(&quot;'KEY_&quot;;[.A26];&quot;': '&quot;;[.A26];&quot;',&quot;)" office:value-type="string" office:string-value="'KEY_SUBTITLE': 'SUBTITLE'," calcext:value-type="string">
            <text:p>'KEY_SUBTITLE': 'SUBTITLE',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formula="of:=CONCATENATE(&quot;'KEY_&quot;;[.A27];&quot;': '&quot;;[.A27];&quot;',&quot;)" office:value-type="string" office:string-value="'KEY_AUDIO': 'AUDIO'," calcext:value-type="string">
            <text:p>'KEY_AUDIO': 'AUDIO',</text:p>
          </table:table-cell>
        </table:table-row>
        <table:table-row table:style-name="ro1">
          <table:table-cell office:value-type="string" calcext:value-type="string">
            <text:p>ZOOM</text:p>
          </table:table-cell>
          <table:table-cell table:formula="of:=CONCATENATE(&quot;'KEY_&quot;;[.A28];&quot;': '&quot;;[.A28];&quot;',&quot;)" office:value-type="string" office:string-value="'KEY_ZOOM': 'ZOOM'," calcext:value-type="string">
            <text:p>'KEY_ZOOM': 'ZOOM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00:25:19.941207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0:51:01.799101731</meta:creation-date>
    <dc:date>2017-04-15T00:29:56.052616963</dc:date>
    <meta:editing-duration>PT18M22S</meta:editing-duration>
    <meta:editing-cycles>4</meta:editing-cycles>
    <meta:generator>LibreOffice/4.3.3.2$Linux_ARM_EABI LibreOffice_project/430m0$Build-2</meta:generator>
    <meta:document-statistic meta:table-count="1" meta:cell-count="56" meta:object-count="0"/>
  </office:meta>
</office:document-meta>
</file>